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">
      <style:paragraph-properties fo:text-align="justify" style:justify-single-word="false"/>
    </style:style>
    <style:style style:name="P3" style:family="paragraph" style:parent-style-name="Text" style:list-style-name="L1"/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Text" style:list-style-name="L3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">
      <style:paragraph-properties fo:text-align="justify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08cm"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)" style:num-format="a">
        <style:list-level-properties text:space-before="0.08cm" text:min-label-width="0.499cm"/>
      </text:list-level-style-number>
      <text:list-level-style-bullet text:level="3" text:style-name="Bullet_20_Symbols" style:num-prefix=" " style:num-suf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dybos susirinkimo protokolas</text:h>
      <text:p text:style-name="P1">(2006-09-06)</text:p>
      <text:p text:style-name="P1"/>
      <text:p text:style-name="P2">Dalyvauja:</text:p>
      <text:p text:style-name="P2">Jaroslav Šatkevič </text:p>
      <text:p text:style-name="P2">Žilvinas Jančoras</text:p>
      <text:p text:style-name="P2">Albertas Agejevas</text:p>
      <text:p text:style-name="P2">Saulius Gražulis.</text:p>
      <text:p text:style-name="P2">Mykolas Okulič-Kazarinas</text:p>
      <text:p text:style-name="P2">Tomas Jonušas</text:p>
      <text:p text:style-name="P2">Kristina Kudriašova</text:p>
      <text:p text:style-name="P2">Justina Klingaitė</text:p>
      <text:p text:style-name="P2"/>
      <text:p text:style-name="P2">Darbotvarkė:</text:p>
      <text:list text:style-name="L1">
        <text:list-item>
          <text:p text:style-name="P3">AKL įstatai</text:p>
        </text:list-item>
        <text:list-item>
          <text:p text:style-name="P3">Narystės klausimai.</text:p>
        </text:list-item>
        <text:list-item>
          <text:p text:style-name="P3">Infobalt 2006</text:p>
        </text:list-item>
      </text:list>
      <text:list text:style-name="L2">
        <text:list-item>
          <text:p text:style-name="P4">AKL įstatai</text:p>
        </text:list-item>
      </text:list>
      <text:p text:style-name="Text_20_body">Saulius Gražulis pristatė patobulinta įstatų projektą. Valdyba pritaria pakeitimams.</text:p>
      <text:p text:style-name="Text_20_body"><text:span text:style-name="T1">Nutarta: </text:span><text:span text:style-name="T2">Nunešti valdybos patvirtintus įstatus notarui ir pasitikrinti ar viskas yra gerai.</text:span></text:p>
      <text:p text:style-name="P2"><text:tab/></text:p>
      <text:p text:style-name="P2"><text:s/>2. Narystės klausimai.</text:p>
      <text:list text:style-name="L3">
        <text:list-item>
          <text:p text:style-name="P5">Nauji nariai.</text:p>
          <text:list>
            <text:list-item>
              <text:p text:style-name="P6">Svajūnas Porutis – valdyba nusprendžia priimti į narius.</text:p>
            </text:list-item>
            <text:list-item>
              <text:p text:style-name="P6">Darius Damalakas - valdyba nusprendžia priimti į narius.</text:p>
            </text:list-item>
            <text:list-item>
              <text:p text:style-name="P6">Kristina Kudriašova - valdyba nusprendžia priimti į narius.</text:p>
            </text:list-item>
          </text:list>
        </text:list-item>
        <text:list-item>
          <text:p text:style-name="P6">Braukiami nariai už nario mokęsčio nemokėjimą.</text:p>
        </text:list-item>
      </text:list>
      <text:list text:style-name="L4">
        <text:list-item>
          <text:p text:style-name="P7">Vilius Ališauskas</text:p>
        </text:list-item>
        <text:list-item>
          <text:p text:style-name="P7">Žygimantas Jančoras</text:p>
        </text:list-item>
        <text:list-item>
          <text:p text:style-name="P7">Marius Kreišmonas</text:p>
        </text:list-item>
        <text:list-item>
          <text:p text:style-name="P7">Edvinas Juozaitis</text:p>
        </text:list-item>
        <text:list-item>
          <text:p text:style-name="P7">Arnualdas Dalinta</text:p>
        </text:list-item>
        <text:list-item>
          <text:p text:style-name="P7">Edvardas Kireilis</text:p>
        </text:list-item>
        <text:list-item>
          <text:p text:style-name="P7">Edvardas Vinogrodskis</text:p>
        </text:list-item>
        <text:list-item>
          <text:p text:style-name="P7">Gintautas Petkevičius</text:p>
        </text:list-item>
        <text:list-item>
          <text:p text:style-name="P7">Marius Karnauskas</text:p>
        </text:list-item>
      </text:list>
      <text:p text:style-name="P8"/>
      <text:p text:style-name="P2"/>
      <text:p text:style-name="P9"><text:s/>3. Infobalt 2006</text:p>
      <text:p text:style-name="P2"><text:span text:style-name="T1">Nutarta: </text:span><text:span text:style-name="T2">sudaryti Infobalt darbo grupę. Darbo grupės susitikimas numatomas rugsėjo 12 d., 18 val., kavinė Balti Drambliai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lt" style:country-asian="LT" style:font-size-complex="12pt" style:language-complex="lt" style:country-complex="L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Arial" style:font-size-asian="12pt" style:language-asian="lt" style:country-asian="LT" style:font-name-complex="Tahoma" style:font-size-complex="12pt" style:language-complex="lt" style:country-complex="L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1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ing_20_1" style:display-name="Heading 1" style:family="paragraph" style:parent-style-name="Title" style:next-style-name="Text" style:class="text" style:master-page-name="" style:default-outline-level="1">
      <style:paragraph-properties fo:text-align="center" style:justify-single-word="false">
        <style:tab-stops/>
      </style:paragraph-properties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" style:class="list"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6-11T16:08:32</meta:creation-date>
    <dc:creator>Jaroslav Šatkevič</dc:creator>
    <dc:date>2006-11-29T10:59:30</dc:date>
    <dc:language>lt-LT</dc:language>
    <meta:editing-cycles>22</meta:editing-cycles>
    <meta:editing-duration>PT13H4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124" meta:character-count="992"/>
  </office:meta>
</office:document-meta>
</file>